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635" officeooo:paragraph-rsid="0000a635"/>
    </style:style>
    <style:style style:name="P2" style:family="paragraph" style:parent-style-name="Standard">
      <style:text-properties officeooo:rsid="0000a635" officeooo:paragraph-rsid="00052bb4"/>
    </style:style>
    <style:style style:name="P3" style:family="paragraph" style:parent-style-name="Standard">
      <style:text-properties officeooo:rsid="0000a635" officeooo:paragraph-rsid="0000a635"/>
    </style:style>
    <style:style style:name="P4" style:family="paragraph" style:parent-style-name="Standard">
      <style:text-properties officeooo:rsid="0011e0b7" officeooo:paragraph-rsid="0011e0b7"/>
    </style:style>
    <style:style style:name="T1" style:family="text">
      <style:text-properties officeooo:rsid="0011e0b7"/>
    </style:style>
    <style:style style:name="T2" style:family="text">
      <style:text-properties officeooo:rsid="00155f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 -la</text:p>
      <text:p text:style-name="P1"/>
      <text:p text:style-name="P1">But you always only</text:p>
      <text:p text:style-name="P1">have one working copy with one specific version on your disk - not multiple in parallel.</text:p>
      <text:p text:style-name="P1"/>
      <text:p text:style-name="P1">Because once files</text:p>
      <text:p text:style-name="P1">are committed, you‘ll have to jump through some hoops to get them out of</text:p>
      <text:p text:style-name="P1">version control, again.</text:p>
      <text:p text:style-name="P1"/>
      <text:p text:style-name="P1">Ignore one specific file: Provide the full path to the file, seen from the root</text:p>
      <text:p text:style-name="P1">folder of your project.</text:p>
      <text:p text:style-name="P1">path/to/file.ext</text:p>
      <text:p text:style-name="P1">Ignore all files with a certain name (anywhere in the project): Just write</text:p>
      <text:p text:style-name="P1">down the file‘s name, without giving a path.</text:p>
      <text:p text:style-name="P1">filename.ext</text:p>
      <text:p text:style-name="P1">Ignore all files of a certain type (anywhere in the project):</text:p>
      <text:p text:style-name="P1">*.ext</text:p>
      <text:p text:style-name="P1">Ignore all files in a certain folder:</text:p>
      <text:p text:style-name="P1">path/to/folder/*</text:p>
      <text:p text:style-name="P1"/>
      <text:p text:style-name="P1"/>
      <text:p text:style-name="P1">For the “http” and “git” protocols, no access rights are necessary.</text:p>
      <text:p text:style-name="P1"/>
      <text:p text:style-name="P1"/>
      <text:p text:style-name="P1">git add -A</text:p>
      <text:p text:style-name="P1"/>
      <text:p text:style-name="P1"/>
      <text:p text:style-name="P1">No matter what format the URL is, you can just pour it into the “git clone”</text:p>
      <text:p text:style-name="P1">command. However, you should first make sure that you are in the folder where</text:p>
      <text:p text:style-name="P1">you want this project to be downloaded to:</text:p>
      <text:p text:style-name="P1"/>
      <text:p text:style-name="P2">git clone <text:a xlink:type="simple" xlink:href="https://github.com/gittower/git-crash-course.git" text:style-name="Internet_20_link" text:visited-style-name="Visited_20_Internet_20_Link">https://github.com/gittower/git-crash-course.git</text:a></text:p>
      <text:p text:style-name="P2"/>
      <text:p text:style-name="P2"/>
      <text:p text:style-name="P2">If you have a longer commit message, possibly with multiple paragraphs, you</text:p>
      <text:p text:style-name="P1">can leave out the ”-m” parameter and Git will open an editor application for you</text:p>
      <text:p text:style-name="P1">(which you can also configure via the “core.editor” property).</text:p>
      <text:p text:style-name="P1"/>
      <text:p text:style-name="P1"/>
      <text:p text:style-name="P1"/>
      <text:p text:style-name="P1">If there are more items than it can display on one page, the command line indicates</text:p>
      <text:p text:style-name="P1">this by showing a colon (”:”) at the end of the page. You can then go to the next</text:p>
      <text:p text:style-name="P1">page with the SPACE key and quit with the “q” key.</text:p>
      <text:p text:style-name="P1"/>
      <text:p text:style-name="P1"/>
      <text:p text:style-name="P1"/>
      <text:p text:style-name="P1">Use the ”-p” flag with the “git log” command to</text:p>
      <text:p text:style-name="P1">add this kind of information:</text:p>
      <text:p text:style-name="P1"/>
      <text:p text:style-name="P1"><text:soft-page-break/>Although you could rename or delete it, you‘ll have a hard time</text:p>
      <text:p text:style-name="P1">finding a project without it because most people just keep it. But please keep in</text:p>
      <text:p text:style-name="P1">mind that “master” is by no means a special or magical branch. It‘s like any</text:p>
      <text:p text:style-name="P1">other branch!</text:p>
      <text:p text:style-name="P1"/>
      <text:p text:style-name="P1"/>
      <text:p text:style-name="P1">Using the “git branch” command lists all of our branches (and the “-v” flag</text:p>
      <text:p text:style-name="P1">provides us with a little more data than usual):</text:p>
      <text:p text:style-name="P1">$ git branch</text:p>
      <text:p text:style-name="P1"/>
      <text:p text:style-name="P1">Additionally, the little asterisk character (*) next to</text:p>
      <text:p text:style-name="P1">“master” indicates that this is our current HEAD branch.</text:p>
      <text:p text:style-name="P1"/>
      <text:p text:style-name="P1"/>
      <text:p text:style-name="P1"/>
      <text:p text:style-name="P1">Also, a Stash is not bound to the branch where you created it: when you restore it, the changes will</text:p>
      <text:p text:style-name="P1">be applied to your current HEAD branch, whichever this may be.</text:p>
      <text:p text:style-name="P1"/>
      <text:p text:style-name="P1"/>
      <text:p text:style-name="P1"/>
      <text:p text:style-name="P1">You can choose to not specify the Stash when using any of these commands.</text:p>
      <text:p text:style-name="P1">Then, Git will simply take the newest Stash (always “stash@{0}”).</text:p>
      <text:p text:style-name="P1"/>
      <text:p text:style-name="P1"/>
      <text:p text:style-name="P1">A remote repository doesn't have such a working directory: it only consists of the</text:p>
      <text:p text:style-name="P1">bare ".git" repository folder.</text:p>
      <text:p text:style-name="P1"/>
      <text:p text:style-name="P1"/>
      <text:p text:style-name="P1"/>
      <text:p text:style-name="P1">When you clone a repository from a remote server, Git automatically remembers</text:p>
      <text:p text:style-name="P1">this connection for you. It saves it as a remote called “origin” by default.</text:p>
      <text:p text:style-name="P1"/>
      <text:p text:style-name="P1"/>
      <text:p text:style-name="P1"/>
      <text:p text:style-name="P1">Note that each remote repository consists of two lines: the first one is the “fetch</text:p>
      <text:p text:style-name="P1">URL” which is used for reading access. The second one is the “push URL”, used</text:p>
      <text:p text:style-name="P1">when you want to write data to the remote. In many cases, both URLs are the</text:p>
      <text:p text:style-name="P1">same. However, you can also use this to define different URLs for read and write</text:p>
      <text:p text:style-name="P1">access (for security and performance reasons).</text:p>
      <text:p text:style-name="P1"/>
      <text:p text:style-name="P1"/>
      <text:p text:style-name="P1">git branch -va <text:s text:c="5"/>---- <text:s text:c="2"/><text:span text:style-name="T1">also show remote branches along with local branches</text:span></text:p>
      <text:p text:style-name="P1"/>
      <text:p text:style-name="P1"/>
      <text:p text:style-name="P1">Fetch will not touch any of your local branches or the files in your working copy.</text:p>
      <text:p text:style-name="P1">It just downloads data from the specified remote and makes it visible for you.</text:p>
      <text:p text:style-name="P1"/>
      <text:p text:style-name="P1"/>
      <text:p text:style-name="P1">git checkout --track crash-course-remote/faq-content</text:p>
      <text:p text:style-name="P1"><text:soft-page-break/>However, a local branch can be set up to</text:p>
      <text:p text:style-name="P1"/>
      <text:p text:style-name="P1">“track” a remote branch. Git will then inform you if one branch contains new commits that the other</text:p>
      <text:p text:style-name="P1">one doesn‘t have:</text:p>
      <text:p text:style-name="P1"/>
      <text:p text:style-name="P1"/>
      <text:p text:style-name="P4">git branch -vva <text:s text:c="3"/>----- <text:s text:c="2"/>display in square brackets the remotes of local branches</text:p>
      <text:p text:style-name="P4"/>
      <text:p text:style-name="P4"/>
      <text:p text:style-name="P4">That‘s when the “--amend” flag</text:p>
      <text:p text:style-name="P4">of the “git commit” command comes in handy: it allows you to change the very</text:p>
      <text:p text:style-name="P4">last commit really easily.</text:p>
      <text:p text:style-name="P4"/>
      <text:p text:style-name="P4"/>
      <text:p text:style-name="P4"/>
      <text:p text:style-name="P4">git commit --amend -m “This is the correct message” <text:s/>------ <text:s text:c="2"/><text:span text:style-name="T2">to amend the last commit message</text:span></text:p>
      <text:p text:style-name="P4"/>
      <text:p text:style-name="P4">In case you want to add some more changes to that last commit, you can simply</text:p>
      <text:p text:style-name="P4">stage them as normal and then commit again:</text:p>
      <text:p text:style-name="P4">$ git add &lt;some/changed/files&gt;</text:p>
      <text:p text:style-name="P4">$ git commit --amend -m “commit message</text:p>
      <text:p text:style-name="P4"/>
      <text:p text:style-name="P4"/>
      <text:p text:style-name="P4"/>
      <text:p text:style-name="P4">(b) You should never “amend” a commit that has already been published / pushed to a remote</text:p>
      <text:p text:style-name="P4">repository! This is because “amend” effectively produces a completely new commit object in</text:p>
      <text:p text:style-name="P4">the background that replaces the old one. If you‘re the only person who had this commit, doing</text:p>
      <text:p text:style-name="P4">this is safe. However, after publishing the original commit on a remote, other people might</text:p>
      <text:p text:style-name="P4">already have based new work on this commit. Replacing it with an amended version will cause</text:p>
      <text:p text:style-name="P4">probl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24:29.620529119</meta:creation-date>
    <dc:date>2019-10-28T13:13:06.205947854</dc:date>
    <meta:editing-duration>PT4H49M27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3" meta:paragraph-count="74" meta:word-count="756" meta:character-count="4243" meta:non-whitespace-character-count="3550"/>
  </office:meta>
</office:document-meta>
</file>